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fo:background-color="transparent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11" style:family="table-cell" style:parent-style-name="Default" style:data-style-name="N0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3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3" style:family="table-cell" style:parent-style-name="Default" style:data-style-name="N4">
      <style:table-cell-properties fo:border="thin solid #000000" style:vertical-align="automatic" fo:background-color="transparent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4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fo:font-size="11pt" style:font-size-asian="11pt" style:font-size-complex="11pt" style:font-family-generic="script"/>
    </style:style>
    <style:style style:name="ce16" style:family="table-cell" style:parent-style-name="Default" style:data-style-name="N0"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6.985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28.05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112" table:style-name="ta1">
        <table:table-column table:style-name="co1" table:default-cell-style-name="ce1"/>
        <table:table-column table:style-name="co2" table:number-columns-repeated="13" table:default-cell-style-name="ce1"/>
        <table:table-column table:style-name="co3" table:number-columns-repeated="16370" table:default-cell-style-name="ce1"/>
        <table:table-row table:style-name="ro1">
          <table:table-cell office:value-type="string" table:number-columns-spanned="14" table:number-rows-spanned="1" table:style-name="ce17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number-columns-repeated="14" table:style-name="ce2"/>
          <table:table-cell table:number-columns-repeated="16370"/>
        </table:table-row>
        <table:table-row table:style-name="ro2">
          <table:table-cell office:value-type="string" table:style-name="ce3">
            <text:p>單位：新臺幣千元，卡</text:p>
          </table:table-cell>
          <table:table-cell table:number-columns-repeated="9" table:style-name="ce4"/>
          <table:table-cell office:value-type="string" table:style-name="ce5">
            <text:p>資料月份：111 年12 月</text:p>
          </table:table-cell>
          <table:table-cell table:number-columns-repeated="2" table:style-name="ce4"/>
          <table:table-cell table:style-name="ce6"/>
          <table:table-cell table:number-columns-repeated="16370" table:style-name="ce7"/>
        </table:table-row>
        <table:table-row table:style-name="ro3">
          <table:table-cell office:value-type="string" table:style-name="ce8">
            <text:p>金融機構名稱　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10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1">
            <text:p>臺灣銀行</text:p>
          </table:table-cell>
          <table:table-cell office:value-type="float" office:value="243131" table:style-name="ce12">
            <text:p>243,131</text:p>
          </table:table-cell>
          <table:table-cell office:value-type="float" office:value="121185" table:style-name="ce12">
            <text:p>121,185</text:p>
          </table:table-cell>
          <table:table-cell office:value-type="float" office:value="1353" table:style-name="ce12">
            <text:p>1,353</text:p>
          </table:table-cell>
          <table:table-cell office:value-type="float" office:value="1081" table:style-name="ce12">
            <text:p>1,081</text:p>
          </table:table-cell>
          <table:table-cell office:value-type="float" office:value="166665" table:style-name="ce12">
            <text:p>166,665</text:p>
          </table:table-cell>
          <table:table-cell office:value-type="float" office:value="60869" table:style-name="ce12">
            <text:p>60,869</text:p>
          </table:table-cell>
          <table:table-cell office:value-type="float" office:value="927295" table:style-name="ce12">
            <text:p>927,295</text:p>
          </table:table-cell>
          <table:table-cell office:value-type="float" office:value="450" table:style-name="ce12">
            <text:p>450</text:p>
          </table:table-cell>
          <table:table-cell office:value-type="float" office:value="0.05" table:style-name="ce13">
            <text:p>0.05</text:p>
          </table:table-cell>
          <table:table-cell office:value-type="float" office:value="0.04" table:style-name="ce13">
            <text:p>0.04</text:p>
          </table:table-cell>
          <table:table-cell office:value-type="float" office:value="1827.6" table:style-name="ce13">
            <text:p>1,827.60</text:p>
          </table:table-cell>
          <table:table-cell office:value-type="float" office:value="488" table:style-name="ce12">
            <text:p>488</text:p>
          </table:table-cell>
          <table:table-cell office:value-type="float" office:value="5584" table:style-name="ce12">
            <text:p>5,584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臺灣土地銀行</text:p>
          </table:table-cell>
          <table:table-cell office:value-type="float" office:value="356026" table:style-name="ce12">
            <text:p>356,026</text:p>
          </table:table-cell>
          <table:table-cell office:value-type="float" office:value="152010" table:style-name="ce12">
            <text:p>152,010</text:p>
          </table:table-cell>
          <table:table-cell office:value-type="float" office:value="1058" table:style-name="ce12">
            <text:p>1,058</text:p>
          </table:table-cell>
          <table:table-cell office:value-type="float" office:value="3812" table:style-name="ce12">
            <text:p>3,812</text:p>
          </table:table-cell>
          <table:table-cell office:value-type="float" office:value="353533" table:style-name="ce12">
            <text:p>353,533</text:p>
          </table:table-cell>
          <table:table-cell office:value-type="float" office:value="77191" table:style-name="ce12">
            <text:p>77,191</text:p>
          </table:table-cell>
          <table:table-cell office:value-type="float" office:value="946371" table:style-name="ce12">
            <text:p>946,371</text:p>
          </table:table-cell>
          <table:table-cell office:value-type="float" office:value="713" table:style-name="ce12">
            <text:p>713</text:p>
          </table:table-cell>
          <table:table-cell office:value-type="float" office:value="0.15" table:style-name="ce13">
            <text:p>0.15</text:p>
          </table:table-cell>
          <table:table-cell office:value-type="float" office:value="0.15" table:style-name="ce13">
            <text:p>0.15</text:p>
          </table:table-cell>
          <table:table-cell office:value-type="float" office:value="1095.8599999999999" table:style-name="ce13">
            <text:p>1,095.86</text:p>
          </table:table-cell>
          <table:table-cell office:value-type="float" office:value="0" table:style-name="ce12">
            <text:p>0</text:p>
          </table:table-cell>
          <table:table-cell office:value-type="float" office:value="20955" table:style-name="ce12">
            <text:p>20,95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合作金庫商業銀行</text:p>
          </table:table-cell>
          <table:table-cell office:value-type="float" office:value="663115" table:style-name="ce12">
            <text:p>663,115</text:p>
          </table:table-cell>
          <table:table-cell office:value-type="float" office:value="397692" table:style-name="ce12">
            <text:p>397,692</text:p>
          </table:table-cell>
          <table:table-cell office:value-type="float" office:value="5665" table:style-name="ce12">
            <text:p>5,665</text:p>
          </table:table-cell>
          <table:table-cell office:value-type="float" office:value="5670" table:style-name="ce12">
            <text:p>5,670</text:p>
          </table:table-cell>
          <table:table-cell office:value-type="float" office:value="804783" table:style-name="ce12">
            <text:p>804,783</text:p>
          </table:table-cell>
          <table:table-cell office:value-type="float" office:value="872644" table:style-name="ce12">
            <text:p>872,644</text:p>
          </table:table-cell>
          <table:table-cell office:value-type="float" office:value="4046705" table:style-name="ce12">
            <text:p>4,046,705</text:p>
          </table:table-cell>
          <table:table-cell office:value-type="float" office:value="1371" table:style-name="ce12">
            <text:p>1,371</text:p>
          </table:table-cell>
          <table:table-cell office:value-type="float" office:value="0.18" table:style-name="ce13">
            <text:p>0.18</text:p>
          </table:table-cell>
          <table:table-cell office:value-type="float" office:value="0.15" table:style-name="ce13">
            <text:p>0.15</text:p>
          </table:table-cell>
          <table:table-cell office:value-type="float" office:value="437.32" table:style-name="ce13">
            <text:p>437.32</text:p>
          </table:table-cell>
          <table:table-cell office:value-type="float" office:value="4649" table:style-name="ce12">
            <text:p>4,649</text:p>
          </table:table-cell>
          <table:table-cell office:value-type="float" office:value="55252" table:style-name="ce12">
            <text:p>55,252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第一商業銀行</text:p>
          </table:table-cell>
          <table:table-cell office:value-type="float" office:value="1499813" table:style-name="ce12">
            <text:p>1,499,813</text:p>
          </table:table-cell>
          <table:table-cell office:value-type="float" office:value="920217" table:style-name="ce12">
            <text:p>920,217</text:p>
          </table:table-cell>
          <table:table-cell office:value-type="float" office:value="14120" table:style-name="ce12">
            <text:p>14,120</text:p>
          </table:table-cell>
          <table:table-cell office:value-type="float" office:value="11124" table:style-name="ce12">
            <text:p>11,124</text:p>
          </table:table-cell>
          <table:table-cell office:value-type="float" office:value="1613039" table:style-name="ce12">
            <text:p>1,613,039</text:p>
          </table:table-cell>
          <table:table-cell office:value-type="float" office:value="2405819" table:style-name="ce12">
            <text:p>2,405,819</text:p>
          </table:table-cell>
          <table:table-cell office:value-type="float" office:value="6134938" table:style-name="ce12">
            <text:p>6,134,938</text:p>
          </table:table-cell>
          <table:table-cell office:value-type="float" office:value="7760" table:style-name="ce12">
            <text:p>7,760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986.35" table:style-name="ce13">
            <text:p>986.35</text:p>
          </table:table-cell>
          <table:table-cell office:value-type="float" office:value="6277" table:style-name="ce12">
            <text:p>6,277</text:p>
          </table:table-cell>
          <table:table-cell office:value-type="float" office:value="68925" table:style-name="ce12">
            <text:p>68,92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華南商業銀行</text:p>
          </table:table-cell>
          <table:table-cell office:value-type="float" office:value="1045421" table:style-name="ce12">
            <text:p>1,045,421</text:p>
          </table:table-cell>
          <table:table-cell office:value-type="float" office:value="804260" table:style-name="ce12">
            <text:p>804,260</text:p>
          </table:table-cell>
          <table:table-cell office:value-type="float" office:value="5236" table:style-name="ce12">
            <text:p>5,236</text:p>
          </table:table-cell>
          <table:table-cell office:value-type="float" office:value="7895" table:style-name="ce12">
            <text:p>7,895</text:p>
          </table:table-cell>
          <table:table-cell office:value-type="float" office:value="1035232" table:style-name="ce12">
            <text:p>1,035,232</text:p>
          </table:table-cell>
          <table:table-cell office:value-type="float" office:value="4098840" table:style-name="ce12">
            <text:p>4,098,840</text:p>
          </table:table-cell>
          <table:table-cell office:value-type="float" office:value="4879791" table:style-name="ce12">
            <text:p>4,879,791</text:p>
          </table:table-cell>
          <table:table-cell office:value-type="float" office:value="1256" table:style-name="ce12">
            <text:p>1,256</text:p>
          </table:table-cell>
          <table:table-cell office:value-type="float" office:value="0.03" table:style-name="ce13">
            <text:p>0.03</text:p>
          </table:table-cell>
          <table:table-cell office:value-type="float" office:value="0" table:style-name="ce13">
            <text:p>0.00</text:p>
          </table:table-cell>
          <table:table-cell office:value-type="float" office:value="709.18" table:style-name="ce13">
            <text:p>709.18</text:p>
          </table:table-cell>
          <table:table-cell office:value-type="float" office:value="11817" table:style-name="ce12">
            <text:p>11,817</text:p>
          </table:table-cell>
          <table:table-cell office:value-type="float" office:value="46353" table:style-name="ce12">
            <text:p>46,353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彰化商業銀行</text:p>
          </table:table-cell>
          <table:table-cell office:value-type="float" office:value="571039" table:style-name="ce12">
            <text:p>571,039</text:p>
          </table:table-cell>
          <table:table-cell office:value-type="float" office:value="277206" table:style-name="ce12">
            <text:p>277,206</text:p>
          </table:table-cell>
          <table:table-cell office:value-type="float" office:value="2308" table:style-name="ce12">
            <text:p>2,308</text:p>
          </table:table-cell>
          <table:table-cell office:value-type="float" office:value="3931" table:style-name="ce12">
            <text:p>3,931</text:p>
          </table:table-cell>
          <table:table-cell office:value-type="float" office:value="327005" table:style-name="ce12">
            <text:p>327,005</text:p>
          </table:table-cell>
          <table:table-cell office:value-type="float" office:value="624793" table:style-name="ce12">
            <text:p>624,793</text:p>
          </table:table-cell>
          <table:table-cell office:value-type="float" office:value="2001963" table:style-name="ce12">
            <text:p>2,001,963</text:p>
          </table:table-cell>
          <table:table-cell office:value-type="float" office:value="934" table:style-name="ce12">
            <text:p>934</text:p>
          </table:table-cell>
          <table:table-cell office:value-type="float" office:value="0.12" table:style-name="ce13">
            <text:p>0.12</text:p>
          </table:table-cell>
          <table:table-cell office:value-type="float" office:value="0.01" table:style-name="ce13">
            <text:p>0.01</text:p>
          </table:table-cell>
          <table:table-cell office:value-type="float" office:value="878.44" table:style-name="ce13">
            <text:p>878.44</text:p>
          </table:table-cell>
          <table:table-cell office:value-type="float" office:value="1089" table:style-name="ce12">
            <text:p>1,089</text:p>
          </table:table-cell>
          <table:table-cell office:value-type="float" office:value="17087" table:style-name="ce12">
            <text:p>17,087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上海商業儲蓄銀行</text:p>
          </table:table-cell>
          <table:table-cell office:value-type="float" office:value="454173" table:style-name="ce12">
            <text:p>454,173</text:p>
          </table:table-cell>
          <table:table-cell office:value-type="float" office:value="194702" table:style-name="ce12">
            <text:p>194,702</text:p>
          </table:table-cell>
          <table:table-cell office:value-type="float" office:value="2331" table:style-name="ce12">
            <text:p>2,331</text:p>
          </table:table-cell>
          <table:table-cell office:value-type="float" office:value="2859" table:style-name="ce12">
            <text:p>2,859</text:p>
          </table:table-cell>
          <table:table-cell office:value-type="float" office:value="597129" table:style-name="ce12">
            <text:p>597,129</text:p>
          </table:table-cell>
          <table:table-cell office:value-type="float" office:value="1360863" table:style-name="ce12">
            <text:p>1,360,863</text:p>
          </table:table-cell>
          <table:table-cell office:value-type="float" office:value="1625327" table:style-name="ce12">
            <text:p>1,625,327</text:p>
          </table:table-cell>
          <table:table-cell office:value-type="float" office:value="5079" table:style-name="ce12">
            <text:p>5,079</text:p>
          </table:table-cell>
          <table:table-cell office:value-type="float" office:value="0.11" table:style-name="ce13">
            <text:p>0.11</text:p>
          </table:table-cell>
          <table:table-cell office:value-type="float" office:value="7.0000000000000007E-2" table:style-name="ce13">
            <text:p>0.07</text:p>
          </table:table-cell>
          <table:table-cell office:value-type="float" office:value="2077.5" table:style-name="ce13">
            <text:p>2,077.50</text:p>
          </table:table-cell>
          <table:table-cell office:value-type="float" office:value="2183" table:style-name="ce12">
            <text:p>2,183</text:p>
          </table:table-cell>
          <table:table-cell office:value-type="float" office:value="29005" table:style-name="ce12">
            <text:p>29,00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台北富邦商業銀行</text:p>
          </table:table-cell>
          <table:table-cell office:value-type="float" office:value="4792362" table:style-name="ce12">
            <text:p>4,792,362</text:p>
          </table:table-cell>
          <table:table-cell office:value-type="float" office:value="3276910" table:style-name="ce12">
            <text:p>3,276,910</text:p>
          </table:table-cell>
          <table:table-cell office:value-type="float" office:value="79666" table:style-name="ce12">
            <text:p>79,666</text:p>
          </table:table-cell>
          <table:table-cell office:value-type="float" office:value="18010" table:style-name="ce12">
            <text:p>18,010</text:p>
          </table:table-cell>
          <table:table-cell office:value-type="float" office:value="6561462" table:style-name="ce12">
            <text:p>6,561,462</text:p>
          </table:table-cell>
          <table:table-cell office:value-type="float" office:value="26290759" table:style-name="ce12">
            <text:p>26,290,759</text:p>
          </table:table-cell>
          <table:table-cell office:value-type="float" office:value="35247318" table:style-name="ce12">
            <text:p>35,247,318</text:p>
          </table:table-cell>
          <table:table-cell office:value-type="float" office:value="88094" table:style-name="ce12">
            <text:p>88,094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1433.39" table:style-name="ce13">
            <text:p>1,433.39</text:p>
          </table:table-cell>
          <table:table-cell office:value-type="float" office:value="24621" table:style-name="ce12">
            <text:p>24,621</text:p>
          </table:table-cell>
          <table:table-cell office:value-type="float" office:value="241116" table:style-name="ce12">
            <text:p>241,116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國泰世華商業銀行</text:p>
          </table:table-cell>
          <table:table-cell office:value-type="float" office:value="8812536" table:style-name="ce12">
            <text:p>8,812,536</text:p>
          </table:table-cell>
          <table:table-cell office:value-type="float" office:value="5779361" table:style-name="ce12">
            <text:p>5,779,361</text:p>
          </table:table-cell>
          <table:table-cell office:value-type="float" office:value="867523" table:style-name="ce12">
            <text:p>867,523</text:p>
          </table:table-cell>
          <table:table-cell office:value-type="float" office:value="48366" table:style-name="ce12">
            <text:p>48,366</text:p>
          </table:table-cell>
          <table:table-cell office:value-type="float" office:value="18929343" table:style-name="ce12">
            <text:p>18,929,343</text:p>
          </table:table-cell>
          <table:table-cell office:value-type="float" office:value="25573659" table:style-name="ce12">
            <text:p>25,573,659</text:p>
          </table:table-cell>
          <table:table-cell office:value-type="float" office:value="57617139" table:style-name="ce12">
            <text:p>57,617,139</text:p>
          </table:table-cell>
          <table:table-cell office:value-type="float" office:value="216160" table:style-name="ce12">
            <text:p>216,160</text:p>
          </table:table-cell>
          <table:table-cell office:value-type="float" office:value="0.11" table:style-name="ce13">
            <text:p>0.11</text:p>
          </table:table-cell>
          <table:table-cell office:value-type="float" office:value="0" table:style-name="ce13">
            <text:p>0.00</text:p>
          </table:table-cell>
          <table:table-cell office:value-type="float" office:value="1517.81" table:style-name="ce13">
            <text:p>1,517.81</text:p>
          </table:table-cell>
          <table:table-cell office:value-type="float" office:value="35305" table:style-name="ce12">
            <text:p>35,305</text:p>
          </table:table-cell>
          <table:table-cell office:value-type="float" office:value="386179" table:style-name="ce12">
            <text:p>386,179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高雄銀行</text:p>
          </table:table-cell>
          <table:table-cell office:value-type="float" office:value="15305" table:style-name="ce12">
            <text:p>15,305</text:p>
          </table:table-cell>
          <table:table-cell office:value-type="float" office:value="4800" table:style-name="ce12">
            <text:p>4,800</text:p>
          </table:table-cell>
          <table:table-cell office:value-type="float" office:value="9" table:style-name="ce12">
            <text:p>9</text:p>
          </table:table-cell>
          <table:table-cell office:value-type="float" office:value="50" table:style-name="ce12">
            <text:p>50</text:p>
          </table:table-cell>
          <table:table-cell office:value-type="float" office:value="14288" table:style-name="ce12">
            <text:p>14,288</text:p>
          </table:table-cell>
          <table:table-cell office:value-type="float" office:value="480" table:style-name="ce12">
            <text:p>480</text:p>
          </table:table-cell>
          <table:table-cell office:value-type="float" office:value="162706" table:style-name="ce12">
            <text:p>162,706</text:p>
          </table:table-cell>
          <table:table-cell office:value-type="float" office:value="155" table:style-name="ce12">
            <text:p>155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0.55000000000000004" table:style-name="ce13">
            <text:p>0.55</text:p>
          </table:table-cell>
          <table:table-cell office:value-type="float" office:value="226.4" table:style-name="ce13">
            <text:p>226.40</text:p>
          </table:table-cell>
          <table:table-cell office:value-type="float" office:value="165" table:style-name="ce12">
            <text:p>165</text:p>
          </table:table-cell>
          <table:table-cell office:value-type="float" office:value="1077" table:style-name="ce12">
            <text:p>1,077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兆豐國際商業銀行</text:p>
          </table:table-cell>
          <table:table-cell office:value-type="float" office:value="1112999" table:style-name="ce12">
            <text:p>1,112,999</text:p>
          </table:table-cell>
          <table:table-cell office:value-type="float" office:value="648361" table:style-name="ce12">
            <text:p>648,361</text:p>
          </table:table-cell>
          <table:table-cell office:value-type="float" office:value="21560" table:style-name="ce12">
            <text:p>21,560</text:p>
          </table:table-cell>
          <table:table-cell office:value-type="float" office:value="5537" table:style-name="ce12">
            <text:p>5,537</text:p>
          </table:table-cell>
          <table:table-cell office:value-type="float" office:value="1848801" table:style-name="ce12">
            <text:p>1,848,801</text:p>
          </table:table-cell>
          <table:table-cell office:value-type="float" office:value="3738001" table:style-name="ce12">
            <text:p>3,738,001</text:p>
          </table:table-cell>
          <table:table-cell office:value-type="float" office:value="4990236" table:style-name="ce12">
            <text:p>4,990,236</text:p>
          </table:table-cell>
          <table:table-cell office:value-type="float" office:value="13702" table:style-name="ce12">
            <text:p>13,702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780.88" table:style-name="ce13">
            <text:p>780.88</text:p>
          </table:table-cell>
          <table:table-cell office:value-type="float" office:value="7501" table:style-name="ce12">
            <text:p>7,501</text:p>
          </table:table-cell>
          <table:table-cell office:value-type="float" office:value="88016" table:style-name="ce12">
            <text:p>88,016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花旗(台灣)商業銀行</text:p>
          </table:table-cell>
          <table:table-cell office:value-type="float" office:value="2785869" table:style-name="ce12">
            <text:p>2,785,869</text:p>
          </table:table-cell>
          <table:table-cell office:value-type="float" office:value="2088108" table:style-name="ce12">
            <text:p>2,088,108</text:p>
          </table:table-cell>
          <table:table-cell office:value-type="float" office:value="15147" table:style-name="ce12">
            <text:p>15,147</text:p>
          </table:table-cell>
          <table:table-cell office:value-type="float" office:value="28740" table:style-name="ce12">
            <text:p>28,740</text:p>
          </table:table-cell>
          <table:table-cell office:value-type="float" office:value="10671892" table:style-name="ce12">
            <text:p>10,671,892</text:p>
          </table:table-cell>
          <table:table-cell office:value-type="float" office:value="11864362" table:style-name="ce12">
            <text:p>11,864,362</text:p>
          </table:table-cell>
          <table:table-cell office:value-type="float" office:value="22012304" table:style-name="ce12">
            <text:p>22,012,304</text:p>
          </table:table-cell>
          <table:table-cell office:value-type="float" office:value="136653" table:style-name="ce12">
            <text:p>136,653</text:p>
          </table:table-cell>
          <table:table-cell office:value-type="float" office:value="0.45" table:style-name="ce13">
            <text:p>0.45</text:p>
          </table:table-cell>
          <table:table-cell office:value-type="float" office:value="0.16" table:style-name="ce13">
            <text:p>0.16</text:p>
          </table:table-cell>
          <table:table-cell office:value-type="float" office:value="477.59" table:style-name="ce13">
            <text:p>477.59</text:p>
          </table:table-cell>
          <table:table-cell office:value-type="float" office:value="0" table:style-name="ce12">
            <text:p>0</text:p>
          </table:table-cell>
          <table:table-cell office:value-type="float" office:value="357550" table:style-name="ce12">
            <text:p>357,550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臺灣中小企業銀行</text:p>
          </table:table-cell>
          <table:table-cell office:value-type="float" office:value="195551" table:style-name="ce12">
            <text:p>195,551</text:p>
          </table:table-cell>
          <table:table-cell office:value-type="float" office:value="97752" table:style-name="ce12">
            <text:p>97,752</text:p>
          </table:table-cell>
          <table:table-cell office:value-type="float" office:value="9763" table:style-name="ce12">
            <text:p>9,763</text:p>
          </table:table-cell>
          <table:table-cell office:value-type="float" office:value="1431" table:style-name="ce12">
            <text:p>1,431</text:p>
          </table:table-cell>
          <table:table-cell office:value-type="float" office:value="282984" table:style-name="ce12">
            <text:p>282,984</text:p>
          </table:table-cell>
          <table:table-cell office:value-type="float" office:value="107133" table:style-name="ce12">
            <text:p>107,133</text:p>
          </table:table-cell>
          <table:table-cell office:value-type="float" office:value="953969" table:style-name="ce12">
            <text:p>953,969</text:p>
          </table:table-cell>
          <table:table-cell office:value-type="float" office:value="1584" table:style-name="ce12">
            <text:p>1,584</text:p>
          </table:table-cell>
          <table:table-cell office:value-type="float" office:value="0.04" table:style-name="ce13">
            <text:p>0.04</text:p>
          </table:table-cell>
          <table:table-cell office:value-type="float" office:value="0.01" table:style-name="ce13">
            <text:p>0.01</text:p>
          </table:table-cell>
          <table:table-cell office:value-type="float" office:value="312.97000000000003" table:style-name="ce13">
            <text:p>312.97</text:p>
          </table:table-cell>
          <table:table-cell office:value-type="float" office:value="1349" table:style-name="ce12">
            <text:p>1,349</text:p>
          </table:table-cell>
          <table:table-cell office:value-type="float" office:value="10636" table:style-name="ce12">
            <text:p>10,636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渣打國際商業銀行</text:p>
          </table:table-cell>
          <table:table-cell office:value-type="float" office:value="320957" table:style-name="ce12">
            <text:p>320,957</text:p>
          </table:table-cell>
          <table:table-cell office:value-type="float" office:value="202852" table:style-name="ce12">
            <text:p>202,852</text:p>
          </table:table-cell>
          <table:table-cell office:value-type="float" office:value="882" table:style-name="ce12">
            <text:p>882</text:p>
          </table:table-cell>
          <table:table-cell office:value-type="float" office:value="7028" table:style-name="ce12">
            <text:p>7,028</text:p>
          </table:table-cell>
          <table:table-cell office:value-type="float" office:value="969630" table:style-name="ce12">
            <text:p>969,630</text:p>
          </table:table-cell>
          <table:table-cell office:value-type="float" office:value="399276" table:style-name="ce12">
            <text:p>399,276</text:p>
          </table:table-cell>
          <table:table-cell office:value-type="float" office:value="1947364" table:style-name="ce12">
            <text:p>1,947,364</text:p>
          </table:table-cell>
          <table:table-cell office:value-type="float" office:value="3890" table:style-name="ce12">
            <text:p>3,890</text:p>
          </table:table-cell>
          <table:table-cell office:value-type="float" office:value="0.24" table:style-name="ce13">
            <text:p>0.24</text:p>
          </table:table-cell>
          <table:table-cell office:value-type="float" office:value="0" table:style-name="ce13">
            <text:p>0.00</text:p>
          </table:table-cell>
          <table:table-cell office:value-type="float" office:value="859.52" table:style-name="ce13">
            <text:p>859.52</text:p>
          </table:table-cell>
          <table:table-cell office:value-type="float" office:value="3298" table:style-name="ce12">
            <text:p>3,298</text:p>
          </table:table-cell>
          <table:table-cell office:value-type="float" office:value="42504" table:style-name="ce12">
            <text:p>42,504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台中商業銀行</text:p>
          </table:table-cell>
          <table:table-cell office:value-type="float" office:value="169213" table:style-name="ce12">
            <text:p>169,213</text:p>
          </table:table-cell>
          <table:table-cell office:value-type="float" office:value="79408" table:style-name="ce12">
            <text:p>79,408</text:p>
          </table:table-cell>
          <table:table-cell office:value-type="float" office:value="1312" table:style-name="ce12">
            <text:p>1,312</text:p>
          </table:table-cell>
          <table:table-cell office:value-type="float" office:value="1295" table:style-name="ce12">
            <text:p>1,295</text:p>
          </table:table-cell>
          <table:table-cell office:value-type="float" office:value="202930" table:style-name="ce12">
            <text:p>202,930</text:p>
          </table:table-cell>
          <table:table-cell office:value-type="float" office:value="53621" table:style-name="ce12">
            <text:p>53,621</text:p>
          </table:table-cell>
          <table:table-cell office:value-type="float" office:value="620113" table:style-name="ce12">
            <text:p>620,113</text:p>
          </table:table-cell>
          <table:table-cell office:value-type="float" office:value="254" table:style-name="ce12">
            <text:p>254</text:p>
          </table:table-cell>
          <table:table-cell office:value-type="float" office:value="0.15" table:style-name="ce13">
            <text:p>0.15</text:p>
          </table:table-cell>
          <table:table-cell office:value-type="float" office:value="0.01" table:style-name="ce13">
            <text:p>0.01</text:p>
          </table:table-cell>
          <table:table-cell office:value-type="float" office:value="1842.82" table:style-name="ce13">
            <text:p>1,842.82</text:p>
          </table:table-cell>
          <table:table-cell office:value-type="float" office:value="1547" table:style-name="ce12">
            <text:p>1,547</text:p>
          </table:table-cell>
          <table:table-cell office:value-type="float" office:value="15979" table:style-name="ce12">
            <text:p>15,979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滙豐(台灣)商業銀行</text:p>
          </table:table-cell>
          <table:table-cell office:value-type="float" office:value="659538" table:style-name="ce12">
            <text:p>659,538</text:p>
          </table:table-cell>
          <table:table-cell office:value-type="float" office:value="444199" table:style-name="ce12">
            <text:p>444,199</text:p>
          </table:table-cell>
          <table:table-cell office:value-type="float" office:value="5831" table:style-name="ce12">
            <text:p>5,831</text:p>
          </table:table-cell>
          <table:table-cell office:value-type="float" office:value="4359" table:style-name="ce12">
            <text:p>4,359</text:p>
          </table:table-cell>
          <table:table-cell office:value-type="float" office:value="1775143" table:style-name="ce12">
            <text:p>1,775,143</text:p>
          </table:table-cell>
          <table:table-cell office:value-type="float" office:value="1404809" table:style-name="ce12">
            <text:p>1,404,809</text:p>
          </table:table-cell>
          <table:table-cell office:value-type="float" office:value="6597334" table:style-name="ce12">
            <text:p>6,597,334</text:p>
          </table:table-cell>
          <table:table-cell office:value-type="float" office:value="21751" table:style-name="ce12">
            <text:p>21,751</text:p>
          </table:table-cell>
          <table:table-cell office:value-type="float" office:value="0.17" table:style-name="ce13">
            <text:p>0.17</text:p>
          </table:table-cell>
          <table:table-cell office:value-type="float" office:value="0" table:style-name="ce13">
            <text:p>0.00</text:p>
          </table:table-cell>
          <table:table-cell office:value-type="float" office:value="2043.83" table:style-name="ce13">
            <text:p>2,043.83</text:p>
          </table:table-cell>
          <table:table-cell office:value-type="float" office:value="6061" table:style-name="ce12">
            <text:p>6,061</text:p>
          </table:table-cell>
          <table:table-cell office:value-type="float" office:value="49035" table:style-name="ce12">
            <text:p>49,03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華泰商業銀行</text:p>
          </table:table-cell>
          <table:table-cell office:value-type="float" office:value="9029" table:style-name="ce12">
            <text:p>9,029</text:p>
          </table:table-cell>
          <table:table-cell office:value-type="float" office:value="4929" table:style-name="ce12">
            <text:p>4,929</text:p>
          </table:table-cell>
          <table:table-cell office:value-type="float" office:value="10" table:style-name="ce12">
            <text:p>10</text:p>
          </table:table-cell>
          <table:table-cell office:value-type="float" office:value="50" table:style-name="ce12">
            <text:p>50</text:p>
          </table:table-cell>
          <table:table-cell office:value-type="float" office:value="7525" table:style-name="ce12">
            <text:p>7,525</text:p>
          </table:table-cell>
          <table:table-cell office:value-type="float" office:value="2115" table:style-name="ce12">
            <text:p>2,115</text:p>
          </table:table-cell>
          <table:table-cell office:value-type="float" office:value="49347" table:style-name="ce12">
            <text:p>49,347</text:p>
          </table:table-cell>
          <table:table-cell office:value-type="float" office:value="0" table:style-name="ce12">
            <text:p>0</text:p>
          </table:table-cell>
          <table:table-cell office:value-type="float" office:value="0.32" table:style-name="ce13">
            <text:p>0.32</text:p>
          </table:table-cell>
          <table:table-cell office:value-type="float" office:value="0" table:style-name="ce13">
            <text:p>0.00</text:p>
          </table:table-cell>
          <table:table-cell office:value-type="float" office:value="615.08000000000004" table:style-name="ce13">
            <text:p>615.08</text:p>
          </table:table-cell>
          <table:table-cell office:value-type="float" office:value="0" table:style-name="ce12">
            <text:p>0</text:p>
          </table:table-cell>
          <table:table-cell office:value-type="float" office:value="119" table:style-name="ce12">
            <text:p>119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臺灣新光商業銀行</text:p>
          </table:table-cell>
          <table:table-cell office:value-type="float" office:value="1045734" table:style-name="ce12">
            <text:p>1,045,734</text:p>
          </table:table-cell>
          <table:table-cell office:value-type="float" office:value="609154" table:style-name="ce12">
            <text:p>609,154</text:p>
          </table:table-cell>
          <table:table-cell office:value-type="float" office:value="8578" table:style-name="ce12">
            <text:p>8,578</text:p>
          </table:table-cell>
          <table:table-cell office:value-type="float" office:value="8142" table:style-name="ce12">
            <text:p>8,142</text:p>
          </table:table-cell>
          <table:table-cell office:value-type="float" office:value="1568151" table:style-name="ce12">
            <text:p>1,568,151</text:p>
          </table:table-cell>
          <table:table-cell office:value-type="float" office:value="2304054" table:style-name="ce12">
            <text:p>2,304,054</text:p>
          </table:table-cell>
          <table:table-cell office:value-type="float" office:value="4256591" table:style-name="ce12">
            <text:p>4,256,591</text:p>
          </table:table-cell>
          <table:table-cell office:value-type="float" office:value="5784" table:style-name="ce12">
            <text:p>5,784</text:p>
          </table:table-cell>
          <table:table-cell office:value-type="float" office:value="0.16" table:style-name="ce13">
            <text:p>0.16</text:p>
          </table:table-cell>
          <table:table-cell office:value-type="float" office:value="0" table:style-name="ce13">
            <text:p>0.00</text:p>
          </table:table-cell>
          <table:table-cell office:value-type="float" office:value="289.99" table:style-name="ce13">
            <text:p>289.99</text:p>
          </table:table-cell>
          <table:table-cell office:value-type="float" office:value="4650" table:style-name="ce12">
            <text:p>4,650</text:p>
          </table:table-cell>
          <table:table-cell office:value-type="float" office:value="55525" table:style-name="ce12">
            <text:p>55,52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陽信商業銀行</text:p>
          </table:table-cell>
          <table:table-cell office:value-type="float" office:value="114459" table:style-name="ce12">
            <text:p>114,459</text:p>
          </table:table-cell>
          <table:table-cell office:value-type="float" office:value="55704" table:style-name="ce12">
            <text:p>55,704</text:p>
          </table:table-cell>
          <table:table-cell office:value-type="float" office:value="1084" table:style-name="ce12">
            <text:p>1,084</text:p>
          </table:table-cell>
          <table:table-cell office:value-type="float" office:value="841" table:style-name="ce12">
            <text:p>841</text:p>
          </table:table-cell>
          <table:table-cell office:value-type="float" office:value="167142" table:style-name="ce12">
            <text:p>167,142</text:p>
          </table:table-cell>
          <table:table-cell office:value-type="float" office:value="94014" table:style-name="ce12">
            <text:p>94,014</text:p>
          </table:table-cell>
          <table:table-cell office:value-type="float" office:value="403646" table:style-name="ce12">
            <text:p>403,646</text:p>
          </table:table-cell>
          <table:table-cell office:value-type="float" office:value="140" table:style-name="ce12">
            <text:p>140</text:p>
          </table:table-cell>
          <table:table-cell office:value-type="float" office:value="0.32" table:style-name="ce13">
            <text:p>0.32</text:p>
          </table:table-cell>
          <table:table-cell office:value-type="float" office:value="0" table:style-name="ce13">
            <text:p>0.00</text:p>
          </table:table-cell>
          <table:table-cell office:value-type="float" office:value="432.46" table:style-name="ce13">
            <text:p>432.46</text:p>
          </table:table-cell>
          <table:table-cell office:value-type="float" office:value="2602" table:style-name="ce12">
            <text:p>2,602</text:p>
          </table:table-cell>
          <table:table-cell office:value-type="float" office:value="10415" table:style-name="ce12">
            <text:p>10,41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三信商業銀行</text:p>
          </table:table-cell>
          <table:table-cell office:value-type="float" office:value="18943" table:style-name="ce12">
            <text:p>18,943</text:p>
          </table:table-cell>
          <table:table-cell office:value-type="float" office:value="12261" table:style-name="ce12">
            <text:p>12,261</text:p>
          </table:table-cell>
          <table:table-cell office:value-type="float" office:value="192" table:style-name="ce12">
            <text:p>192</text:p>
          </table:table-cell>
          <table:table-cell office:value-type="float" office:value="50" table:style-name="ce12">
            <text:p>50</text:p>
          </table:table-cell>
          <table:table-cell office:value-type="float" office:value="22213" table:style-name="ce12">
            <text:p>22,213</text:p>
          </table:table-cell>
          <table:table-cell office:value-type="float" office:value="17469" table:style-name="ce12">
            <text:p>17,469</text:p>
          </table:table-cell>
          <table:table-cell office:value-type="float" office:value="143389" table:style-name="ce12">
            <text:p>143,389</text:p>
          </table:table-cell>
          <table:table-cell office:value-type="float" office:value="71" table:style-name="ce12">
            <text:p>71</text:p>
          </table:table-cell>
          <table:table-cell office:value-type="float" office:value="0.25" table:style-name="ce13">
            <text:p>0.25</text:p>
          </table:table-cell>
          <table:table-cell office:value-type="float" office:value="0" table:style-name="ce13">
            <text:p>0.00</text:p>
          </table:table-cell>
          <table:table-cell office:value-type="float" office:value="3019.52" table:style-name="ce13">
            <text:p>3,019.52</text:p>
          </table:table-cell>
          <table:table-cell office:value-type="float" office:value="134" table:style-name="ce12">
            <text:p>134</text:p>
          </table:table-cell>
          <table:table-cell office:value-type="float" office:value="643" table:style-name="ce12">
            <text:p>643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聯邦商業銀行</text:p>
          </table:table-cell>
          <table:table-cell office:value-type="float" office:value="2431532" table:style-name="ce12">
            <text:p>2,431,532</text:p>
          </table:table-cell>
          <table:table-cell office:value-type="float" office:value="1378137" table:style-name="ce12">
            <text:p>1,378,137</text:p>
          </table:table-cell>
          <table:table-cell office:value-type="float" office:value="53973" table:style-name="ce12">
            <text:p>53,973</text:p>
          </table:table-cell>
          <table:table-cell office:value-type="float" office:value="16491" table:style-name="ce12">
            <text:p>16,491</text:p>
          </table:table-cell>
          <table:table-cell office:value-type="float" office:value="5649247" table:style-name="ce12">
            <text:p>5,649,247</text:p>
          </table:table-cell>
          <table:table-cell office:value-type="float" office:value="4775347" table:style-name="ce12">
            <text:p>4,775,347</text:p>
          </table:table-cell>
          <table:table-cell office:value-type="float" office:value="11209138" table:style-name="ce12">
            <text:p>11,209,138</text:p>
          </table:table-cell>
          <table:table-cell office:value-type="float" office:value="41777" table:style-name="ce12">
            <text:p>41,777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170.68" table:style-name="ce13">
            <text:p>170.68</text:p>
          </table:table-cell>
          <table:table-cell office:value-type="float" office:value="11888" table:style-name="ce12">
            <text:p>11,888</text:p>
          </table:table-cell>
          <table:table-cell office:value-type="float" office:value="136221" table:style-name="ce12">
            <text:p>136,221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遠東國際商業銀行</text:p>
          </table:table-cell>
          <table:table-cell office:value-type="float" office:value="1564859" table:style-name="ce12">
            <text:p>1,564,859</text:p>
          </table:table-cell>
          <table:table-cell office:value-type="float" office:value="1003019" table:style-name="ce12">
            <text:p>1,003,019</text:p>
          </table:table-cell>
          <table:table-cell office:value-type="float" office:value="9645" table:style-name="ce12">
            <text:p>9,645</text:p>
          </table:table-cell>
          <table:table-cell office:value-type="float" office:value="18310" table:style-name="ce12">
            <text:p>18,310</text:p>
          </table:table-cell>
          <table:table-cell office:value-type="float" office:value="3659902" table:style-name="ce12">
            <text:p>3,659,902</text:p>
          </table:table-cell>
          <table:table-cell office:value-type="float" office:value="4760513" table:style-name="ce12">
            <text:p>4,760,513</text:p>
          </table:table-cell>
          <table:table-cell office:value-type="float" office:value="4919523" table:style-name="ce12">
            <text:p>4,919,523</text:p>
          </table:table-cell>
          <table:table-cell office:value-type="float" office:value="110071" table:style-name="ce12">
            <text:p>110,071</text:p>
          </table:table-cell>
          <table:table-cell office:value-type="float" office:value="0.27" table:style-name="ce13">
            <text:p>0.27</text:p>
          </table:table-cell>
          <table:table-cell office:value-type="float" office:value="0.08" table:style-name="ce13">
            <text:p>0.08</text:p>
          </table:table-cell>
          <table:table-cell office:value-type="float" office:value="105.19" table:style-name="ce13">
            <text:p>105.19</text:p>
          </table:table-cell>
          <table:table-cell office:value-type="float" office:value="10949" table:style-name="ce12">
            <text:p>10,949</text:p>
          </table:table-cell>
          <table:table-cell office:value-type="float" office:value="118411" table:style-name="ce12">
            <text:p>118,411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元大商業銀行</text:p>
          </table:table-cell>
          <table:table-cell office:value-type="float" office:value="1187417" table:style-name="ce12">
            <text:p>1,187,417</text:p>
          </table:table-cell>
          <table:table-cell office:value-type="float" office:value="548443" table:style-name="ce12">
            <text:p>548,443</text:p>
          </table:table-cell>
          <table:table-cell office:value-type="float" office:value="4892" table:style-name="ce12">
            <text:p>4,892</text:p>
          </table:table-cell>
          <table:table-cell office:value-type="float" office:value="6771" table:style-name="ce12">
            <text:p>6,771</text:p>
          </table:table-cell>
          <table:table-cell office:value-type="float" office:value="1224606" table:style-name="ce12">
            <text:p>1,224,606</text:p>
          </table:table-cell>
          <table:table-cell office:value-type="float" office:value="3291048" table:style-name="ce12">
            <text:p>3,291,048</text:p>
          </table:table-cell>
          <table:table-cell office:value-type="float" office:value="4823941" table:style-name="ce12">
            <text:p>4,823,941</text:p>
          </table:table-cell>
          <table:table-cell office:value-type="float" office:value="20184" table:style-name="ce12">
            <text:p>20,184</text:p>
          </table:table-cell>
          <table:table-cell office:value-type="float" office:value="0.08" table:style-name="ce13">
            <text:p>0.08</text:p>
          </table:table-cell>
          <table:table-cell office:value-type="float" office:value="0" table:style-name="ce13">
            <text:p>0.00</text:p>
          </table:table-cell>
          <table:table-cell office:value-type="float" office:value="761.29" table:style-name="ce13">
            <text:p>761.29</text:p>
          </table:table-cell>
          <table:table-cell office:value-type="float" office:value="3388" table:style-name="ce12">
            <text:p>3,388</text:p>
          </table:table-cell>
          <table:table-cell office:value-type="float" office:value="41945" table:style-name="ce12">
            <text:p>41,94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永豐商業銀行</text:p>
          </table:table-cell>
          <table:table-cell office:value-type="float" office:value="2270707" table:style-name="ce12">
            <text:p>2,270,707</text:p>
          </table:table-cell>
          <table:table-cell office:value-type="float" office:value="1230621" table:style-name="ce12">
            <text:p>1,230,621</text:p>
          </table:table-cell>
          <table:table-cell office:value-type="float" office:value="12558" table:style-name="ce12">
            <text:p>12,558</text:p>
          </table:table-cell>
          <table:table-cell office:value-type="float" office:value="7350" table:style-name="ce12">
            <text:p>7,350</text:p>
          </table:table-cell>
          <table:table-cell office:value-type="float" office:value="3914663" table:style-name="ce12">
            <text:p>3,914,663</text:p>
          </table:table-cell>
          <table:table-cell office:value-type="float" office:value="5397911" table:style-name="ce12">
            <text:p>5,397,911</text:p>
          </table:table-cell>
          <table:table-cell office:value-type="float" office:value="12022550" table:style-name="ce12">
            <text:p>12,022,550</text:p>
          </table:table-cell>
          <table:table-cell office:value-type="float" office:value="77482" table:style-name="ce12">
            <text:p>77,482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784.37" table:style-name="ce13">
            <text:p>784.37</text:p>
          </table:table-cell>
          <table:table-cell office:value-type="float" office:value="10295" table:style-name="ce12">
            <text:p>10,295</text:p>
          </table:table-cell>
          <table:table-cell office:value-type="float" office:value="122821" table:style-name="ce12">
            <text:p>122,821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玉山商業銀行</text:p>
          </table:table-cell>
          <table:table-cell office:value-type="float" office:value="6891298" table:style-name="ce12">
            <text:p>6,891,298</text:p>
          </table:table-cell>
          <table:table-cell office:value-type="float" office:value="4691885" table:style-name="ce12">
            <text:p>4,691,885</text:p>
          </table:table-cell>
          <table:table-cell office:value-type="float" office:value="50332" table:style-name="ce12">
            <text:p>50,332</text:p>
          </table:table-cell>
          <table:table-cell office:value-type="float" office:value="32044" table:style-name="ce12">
            <text:p>32,044</text:p>
          </table:table-cell>
          <table:table-cell office:value-type="float" office:value="13302513" table:style-name="ce12">
            <text:p>13,302,513</text:p>
          </table:table-cell>
          <table:table-cell office:value-type="float" office:value="24773615" table:style-name="ce12">
            <text:p>24,773,615</text:p>
          </table:table-cell>
          <table:table-cell office:value-type="float" office:value="44642093" table:style-name="ce12">
            <text:p>44,642,093</text:p>
          </table:table-cell>
          <table:table-cell office:value-type="float" office:value="262000" table:style-name="ce12">
            <text:p>262,000</text:p>
          </table:table-cell>
          <table:table-cell office:value-type="float" office:value="0.12" table:style-name="ce13">
            <text:p>0.12</text:p>
          </table:table-cell>
          <table:table-cell office:value-type="float" office:value="0" table:style-name="ce13">
            <text:p>0.00</text:p>
          </table:table-cell>
          <table:table-cell office:value-type="float" office:value="610.66999999999996" table:style-name="ce13">
            <text:p>610.67</text:p>
          </table:table-cell>
          <table:table-cell office:value-type="float" office:value="48889" table:style-name="ce12">
            <text:p>48,889</text:p>
          </table:table-cell>
          <table:table-cell office:value-type="float" office:value="480251" table:style-name="ce12">
            <text:p>480,251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凱基商業銀行</text:p>
          </table:table-cell>
          <table:table-cell office:value-type="float" office:value="385772" table:style-name="ce12">
            <text:p>385,772</text:p>
          </table:table-cell>
          <table:table-cell office:value-type="float" office:value="190563" table:style-name="ce12">
            <text:p>190,563</text:p>
          </table:table-cell>
          <table:table-cell office:value-type="float" office:value="2141" table:style-name="ce12">
            <text:p>2,141</text:p>
          </table:table-cell>
          <table:table-cell office:value-type="float" office:value="1827" table:style-name="ce12">
            <text:p>1,827</text:p>
          </table:table-cell>
          <table:table-cell office:value-type="float" office:value="1170607" table:style-name="ce12">
            <text:p>1,170,607</text:p>
          </table:table-cell>
          <table:table-cell office:value-type="float" office:value="993589" table:style-name="ce12">
            <text:p>993,589</text:p>
          </table:table-cell>
          <table:table-cell office:value-type="float" office:value="1145311" table:style-name="ce12">
            <text:p>1,145,311</text:p>
          </table:table-cell>
          <table:table-cell office:value-type="float" office:value="5672" table:style-name="ce12">
            <text:p>5,672</text:p>
          </table:table-cell>
          <table:table-cell office:value-type="float" office:value="0.62" table:style-name="ce13">
            <text:p>0.62</text:p>
          </table:table-cell>
          <table:table-cell office:value-type="float" office:value="0.39" table:style-name="ce13">
            <text:p>0.39</text:p>
          </table:table-cell>
          <table:table-cell office:value-type="float" office:value="164.96" table:style-name="ce13">
            <text:p>164.96</text:p>
          </table:table-cell>
          <table:table-cell office:value-type="float" office:value="10506" table:style-name="ce12">
            <text:p>10,506</text:p>
          </table:table-cell>
          <table:table-cell office:value-type="float" office:value="76996" table:style-name="ce12">
            <text:p>76,996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星展(台灣)商業銀行</text:p>
          </table:table-cell>
          <table:table-cell office:value-type="float" office:value="654328" table:style-name="ce12">
            <text:p>654,328</text:p>
          </table:table-cell>
          <table:table-cell office:value-type="float" office:value="332785" table:style-name="ce12">
            <text:p>332,785</text:p>
          </table:table-cell>
          <table:table-cell office:value-type="float" office:value="5436" table:style-name="ce12">
            <text:p>5,436</text:p>
          </table:table-cell>
          <table:table-cell office:value-type="float" office:value="4379" table:style-name="ce12">
            <text:p>4,379</text:p>
          </table:table-cell>
          <table:table-cell office:value-type="float" office:value="1289003" table:style-name="ce12">
            <text:p>1,289,003</text:p>
          </table:table-cell>
          <table:table-cell office:value-type="float" office:value="2381623" table:style-name="ce12">
            <text:p>2,381,623</text:p>
          </table:table-cell>
          <table:table-cell office:value-type="float" office:value="4023985" table:style-name="ce12">
            <text:p>4,023,985</text:p>
          </table:table-cell>
          <table:table-cell office:value-type="float" office:value="21455" table:style-name="ce12">
            <text:p>21,455</text:p>
          </table:table-cell>
          <table:table-cell office:value-type="float" office:value="0.4" table:style-name="ce13">
            <text:p>0.40</text:p>
          </table:table-cell>
          <table:table-cell office:value-type="float" office:value="0" table:style-name="ce13">
            <text:p>0.00</text:p>
          </table:table-cell>
          <table:table-cell office:value-type="float" office:value="515.37" table:style-name="ce13">
            <text:p>515.37</text:p>
          </table:table-cell>
          <table:table-cell office:value-type="float" office:value="9529" table:style-name="ce12">
            <text:p>9,529</text:p>
          </table:table-cell>
          <table:table-cell office:value-type="float" office:value="118195" table:style-name="ce12">
            <text:p>118,19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台新國際商業銀行</text:p>
          </table:table-cell>
          <table:table-cell office:value-type="float" office:value="6300278" table:style-name="ce12">
            <text:p>6,300,278</text:p>
          </table:table-cell>
          <table:table-cell office:value-type="float" office:value="4261132" table:style-name="ce12">
            <text:p>4,261,132</text:p>
          </table:table-cell>
          <table:table-cell office:value-type="float" office:value="54606" table:style-name="ce12">
            <text:p>54,606</text:p>
          </table:table-cell>
          <table:table-cell office:value-type="float" office:value="34797" table:style-name="ce12">
            <text:p>34,797</text:p>
          </table:table-cell>
          <table:table-cell office:value-type="float" office:value="10185763" table:style-name="ce12">
            <text:p>10,185,763</text:p>
          </table:table-cell>
          <table:table-cell office:value-type="float" office:value="22482901" table:style-name="ce12">
            <text:p>22,482,901</text:p>
          </table:table-cell>
          <table:table-cell office:value-type="float" office:value="33671069" table:style-name="ce12">
            <text:p>33,671,069</text:p>
          </table:table-cell>
          <table:table-cell office:value-type="float" office:value="146811" table:style-name="ce12">
            <text:p>146,811</text:p>
          </table:table-cell>
          <table:table-cell office:value-type="float" office:value="0.12" table:style-name="ce13">
            <text:p>0.12</text:p>
          </table:table-cell>
          <table:table-cell office:value-type="float" office:value="0.01" table:style-name="ce13">
            <text:p>0.01</text:p>
          </table:table-cell>
          <table:table-cell office:value-type="float" office:value="1042.6400000000001" table:style-name="ce13">
            <text:p>1,042.64</text:p>
          </table:table-cell>
          <table:table-cell office:value-type="float" office:value="22393" table:style-name="ce12">
            <text:p>22,393</text:p>
          </table:table-cell>
          <table:table-cell office:value-type="float" office:value="233060" table:style-name="ce12">
            <text:p>233,060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日盛國際商業銀行</text:p>
          </table:table-cell>
          <table:table-cell office:value-type="float" office:value="132623" table:style-name="ce12">
            <text:p>132,623</text:p>
          </table:table-cell>
          <table:table-cell office:value-type="float" office:value="76727" table:style-name="ce12">
            <text:p>76,727</text:p>
          </table:table-cell>
          <table:table-cell office:value-type="float" office:value="78" table:style-name="ce12">
            <text:p>78</text:p>
          </table:table-cell>
          <table:table-cell office:value-type="float" office:value="910" table:style-name="ce12">
            <text:p>910</text:p>
          </table:table-cell>
          <table:table-cell office:value-type="float" office:value="216322" table:style-name="ce12">
            <text:p>216,322</text:p>
          </table:table-cell>
          <table:table-cell office:value-type="float" office:value="49915" table:style-name="ce12">
            <text:p>49,915</text:p>
          </table:table-cell>
          <table:table-cell office:value-type="float" office:value="264997" table:style-name="ce12">
            <text:p>264,997</text:p>
          </table:table-cell>
          <table:table-cell office:value-type="float" office:value="756" table:style-name="ce12">
            <text:p>756</text:p>
          </table:table-cell>
          <table:table-cell office:value-type="float" office:value="0.22" table:style-name="ce13">
            <text:p>0.22</text:p>
          </table:table-cell>
          <table:table-cell office:value-type="float" office:value="0" table:style-name="ce13">
            <text:p>0.00</text:p>
          </table:table-cell>
          <table:table-cell office:value-type="float" office:value="1101.3399999999999" table:style-name="ce13">
            <text:p>1,101.34</text:p>
          </table:table-cell>
          <table:table-cell office:value-type="float" office:value="528" table:style-name="ce12">
            <text:p>528</text:p>
          </table:table-cell>
          <table:table-cell office:value-type="float" office:value="5675" table:style-name="ce12">
            <text:p>5,67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安泰商業銀行</text:p>
          </table:table-cell>
          <table:table-cell office:value-type="float" office:value="123148" table:style-name="ce12">
            <text:p>123,148</text:p>
          </table:table-cell>
          <table:table-cell office:value-type="float" office:value="54363" table:style-name="ce12">
            <text:p>54,363</text:p>
          </table:table-cell>
          <table:table-cell office:value-type="float" office:value="458" table:style-name="ce12">
            <text:p>458</text:p>
          </table:table-cell>
          <table:table-cell office:value-type="float" office:value="511" table:style-name="ce12">
            <text:p>511</text:p>
          </table:table-cell>
          <table:table-cell office:value-type="float" office:value="173236" table:style-name="ce12">
            <text:p>173,236</text:p>
          </table:table-cell>
          <table:table-cell office:value-type="float" office:value="1191249" table:style-name="ce12">
            <text:p>1,191,249</text:p>
          </table:table-cell>
          <table:table-cell office:value-type="float" office:value="406469" table:style-name="ce12">
            <text:p>406,469</text:p>
          </table:table-cell>
          <table:table-cell office:value-type="float" office:value="176" table:style-name="ce12">
            <text:p>176</text:p>
          </table:table-cell>
          <table:table-cell office:value-type="float" office:value="0.13" table:style-name="ce13">
            <text:p>0.13</text:p>
          </table:table-cell>
          <table:table-cell office:value-type="float" office:value="0.01" table:style-name="ce13">
            <text:p>0.01</text:p>
          </table:table-cell>
          <table:table-cell office:value-type="float" office:value="216.32" table:style-name="ce13">
            <text:p>216.32</text:p>
          </table:table-cell>
          <table:table-cell office:value-type="float" office:value="0" table:style-name="ce12">
            <text:p>0</text:p>
          </table:table-cell>
          <table:table-cell office:value-type="float" office:value="7659" table:style-name="ce12">
            <text:p>7,659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中國信託商業銀行</text:p>
          </table:table-cell>
          <table:table-cell office:value-type="float" office:value="8621651" table:style-name="ce12">
            <text:p>8,621,651</text:p>
          </table:table-cell>
          <table:table-cell office:value-type="float" office:value="5348747" table:style-name="ce12">
            <text:p>5,348,747</text:p>
          </table:table-cell>
          <table:table-cell office:value-type="float" office:value="222441" table:style-name="ce12">
            <text:p>222,441</text:p>
          </table:table-cell>
          <table:table-cell office:value-type="float" office:value="36193" table:style-name="ce12">
            <text:p>36,193</text:p>
          </table:table-cell>
          <table:table-cell office:value-type="float" office:value="15830624" table:style-name="ce12">
            <text:p>15,830,624</text:p>
          </table:table-cell>
          <table:table-cell office:value-type="float" office:value="30910233" table:style-name="ce12">
            <text:p>30,910,233</text:p>
          </table:table-cell>
          <table:table-cell office:value-type="float" office:value="54912340" table:style-name="ce12">
            <text:p>54,912,340</text:p>
          </table:table-cell>
          <table:table-cell office:value-type="float" office:value="590203" table:style-name="ce12">
            <text:p>590,203</text:p>
          </table:table-cell>
          <table:table-cell office:value-type="float" office:value="0.1" table:style-name="ce13">
            <text:p>0.10</text:p>
          </table:table-cell>
          <table:table-cell office:value-type="float" office:value="0" table:style-name="ce13">
            <text:p>0.00</text:p>
          </table:table-cell>
          <table:table-cell office:value-type="float" office:value="379.85" table:style-name="ce13">
            <text:p>379.85</text:p>
          </table:table-cell>
          <table:table-cell office:value-type="float" office:value="64705" table:style-name="ce12">
            <text:p>64,705</text:p>
          </table:table-cell>
          <table:table-cell office:value-type="float" office:value="709154" table:style-name="ce12">
            <text:p>709,154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台灣樂天信用卡股份有限公司</text:p>
          </table:table-cell>
          <table:table-cell office:value-type="float" office:value="614190" table:style-name="ce12">
            <text:p>614,190</text:p>
          </table:table-cell>
          <table:table-cell office:value-type="float" office:value="199828" table:style-name="ce12">
            <text:p>199,828</text:p>
          </table:table-cell>
          <table:table-cell office:value-type="float" office:value="8112" table:style-name="ce12">
            <text:p>8,112</text:p>
          </table:table-cell>
          <table:table-cell office:value-type="float" office:value="5359" table:style-name="ce12">
            <text:p>5,359</text:p>
          </table:table-cell>
          <table:table-cell office:value-type="float" office:value="583032" table:style-name="ce12">
            <text:p>583,032</text:p>
          </table:table-cell>
          <table:table-cell office:value-type="float" office:value="717022" table:style-name="ce12">
            <text:p>717,022</text:p>
          </table:table-cell>
          <table:table-cell office:value-type="float" office:value="981280" table:style-name="ce12">
            <text:p>981,280</text:p>
          </table:table-cell>
          <table:table-cell office:value-type="float" office:value="6340" table:style-name="ce12">
            <text:p>6,340</text:p>
          </table:table-cell>
          <table:table-cell office:value-type="float" office:value="1.74" table:style-name="ce13">
            <text:p>1.74</text:p>
          </table:table-cell>
          <table:table-cell office:value-type="float" office:value="0.79" table:style-name="ce13">
            <text:p>0.79</text:p>
          </table:table-cell>
          <table:table-cell office:value-type="float" office:value="151.35" table:style-name="ce13">
            <text:p>151.35</text:p>
          </table:table-cell>
          <table:table-cell office:value-type="float" office:value="771" table:style-name="ce12">
            <text:p>771</text:p>
          </table:table-cell>
          <table:table-cell office:value-type="float" office:value="9641" table:style-name="ce12">
            <text:p>9,641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台灣美國運通國際(股)公司</text:p>
          </table:table-cell>
          <table:table-cell office:value-type="float" office:value="180760" table:style-name="ce12">
            <text:p>180,760</text:p>
          </table:table-cell>
          <table:table-cell office:value-type="float" office:value="109910" table:style-name="ce12">
            <text:p>109,910</text:p>
          </table:table-cell>
          <table:table-cell office:value-type="float" office:value="4330" table:style-name="ce12">
            <text:p>4,330</text:p>
          </table:table-cell>
          <table:table-cell office:value-type="float" office:value="2436" table:style-name="ce12">
            <text:p>2,436</text:p>
          </table:table-cell>
          <table:table-cell office:value-type="float" office:value="270773" table:style-name="ce12">
            <text:p>270,773</text:p>
          </table:table-cell>
          <table:table-cell office:value-type="float" office:value="0" table:style-name="ce12">
            <text:p>0</text:p>
          </table:table-cell>
          <table:table-cell office:value-type="float" office:value="5082801" table:style-name="ce12">
            <text:p>5,082,801</text:p>
          </table:table-cell>
          <table:table-cell office:value-type="float" office:value="790" table:style-name="ce12">
            <text:p>790</text:p>
          </table:table-cell>
          <table:table-cell office:value-type="float" office:value="0.33" table:style-name="ce13">
            <text:p>0.33</text:p>
          </table:table-cell>
          <table:table-cell office:value-type="float" office:value="0" table:style-name="ce13">
            <text:p>0.00</text:p>
          </table:table-cell>
          <table:table-cell office:value-type="float" office:value="484.81" table:style-name="ce13">
            <text:p>484.81</text:p>
          </table:table-cell>
          <table:table-cell office:value-type="float" office:value="917" table:style-name="ce12">
            <text:p>917</text:p>
          </table:table-cell>
          <table:table-cell office:value-type="float" office:value="30725" table:style-name="ce12">
            <text:p>30,725</text:p>
          </table:table-cell>
          <table:table-cell table:number-columns-repeated="16370" table:style-name="ce14"/>
        </table:table-row>
        <table:table-row table:style-name="ro4">
          <table:table-cell office:value-type="string" table:style-name="ce11">
            <text:p>總計</text:p>
          </table:table-cell>
          <table:table-cell office:value-type="float" office:value="56243776" table:style-name="ce12">
            <text:p>56,243,776</text:p>
          </table:table-cell>
          <table:table-cell office:value-type="float" office:value="35597231" table:style-name="ce12">
            <text:p>35,597,231</text:p>
          </table:table-cell>
          <table:table-cell office:value-type="float" office:value="1472630" table:style-name="ce12">
            <text:p>1,472,630</text:p>
          </table:table-cell>
          <table:table-cell office:value-type="float" office:value="327649" table:style-name="ce12">
            <text:p>327,649</text:p>
          </table:table-cell>
          <table:table-cell office:value-type="float" office:value="105389181" table:style-name="ce12">
            <text:p>105,389,181</text:p>
          </table:table-cell>
          <table:table-cell office:value-type="float" office:value="183075737" table:style-name="ce12">
            <text:p>183,075,737</text:p>
          </table:table-cell>
          <table:table-cell office:value-type="float" office:value="333669343" table:style-name="ce12">
            <text:p>333,669,343</text:p>
          </table:table-cell>
          <table:table-cell office:value-type="float" office:value="1789518" table:style-name="ce12">
            <text:p>1,789,518</text:p>
          </table:table-cell>
          <table:table-cell office:value-type="float" office:value="0.15318428793862249" table:style-name="ce13">
            <text:p>0.15</text:p>
          </table:table-cell>
          <table:table-cell office:value-type="float" office:value="0.02" table:style-name="ce13">
            <text:p>0.02</text:p>
          </table:table-cell>
          <table:table-cell office:value-type="float" office:value="532.93285058633603" table:style-name="ce13">
            <text:p>532.93</text:p>
          </table:table-cell>
          <table:table-cell office:value-type="float" office:value="308494" table:style-name="ce12">
            <text:p>308,494</text:p>
          </table:table-cell>
          <table:table-cell office:value-type="float" office:value="3592709" table:style-name="ce12">
            <text:p>3,592,709</text:p>
          </table:table-cell>
          <table:table-cell table:number-columns-repeated="16370" table:style-name="ce14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5">
            <text:p>一、資料來源：各金融機構自行申報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二、揭露項目及認定標準：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1.流通卡數：發卡總數減停卡總數，且卡片狀況為正常者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3.當月發卡數：不含補發卡、續卡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4.當月停卡數：指新增停卡部分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5.循環信用餘額：係指持卡人使用循環信用之餘額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6.未到期分期付款餘額：包括預借現金分期、消費帳款分期及帳單分期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　　　　　　俟持卡人將所積欠各期最低應繳金額全部償還後，始得回復為未逾期。</text:p>
          </table:table-cell>
          <table:table-cell table:number-columns-repeated="16383" table:style-name="ce16"/>
        </table:table-row>
        <table:table-row table:style-name="ro5">
          <table:table-cell office:value-type="string" table:style-name="ce15">
            <text:p>　10.備抵呆帳提足率：實際提列備抵呆帳占應提備抵呆帳之比率。</text:p>
          </table:table-cell>
          <table:table-cell table:number-columns-repeated="16383" table:style-name="ce16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11112.$A$1:11112.$N$22" table:base-cell-address="1111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邱靖雯</meta:initial-creator>
    <dc:creator>邱靖雯</dc:creator>
    <meta:creation-date>2023-02-01T06:18:54Z</meta:creation-date>
    <dc:date>2023-02-02T09:00:26Z</dc:date>
  </office:meta>
</office:document-meta>
</file>